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7cca" officeooo:paragraph-rsid="00197cca"/>
    </style:style>
    <style:style style:name="P2" style:family="paragraph" style:parent-style-name="Standard">
      <style:text-properties fo:font-style="normal" officeooo:rsid="00197cca" officeooo:paragraph-rsid="00197cca" style:font-style-asian="normal" style:font-style-complex="normal"/>
    </style:style>
    <style:style style:name="T1" style:family="text">
      <style:text-properties fo:language="pl" fo:country="PL"/>
    </style:style>
    <style:style style:name="T2" style:family="text">
      <style:text-properties fo:language="pl" fo:country="PL" fo:font-style="italic" style:font-style-asian="italic" style:font-style-complex="italic"/>
    </style:style>
    <style:style style:name="T3" style:family="text">
      <style:text-properties fo:language="pl" fo:country="PL"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 zawiera <text:span text:style-name="T1">plik makefile. </text:span></text:p>
      <text:p text:style-name="P1"><text:span text:style-name="T1">- Aby skompilować projekt, należy wywołać polecenie: </text:span><text:span text:style-name="T2">make</text:span></text:p>
      <text:p text:style-name="P1"><text:span text:style-name="T3">- Aby skompilować projekt i zaraz potem uruchomić skompilowany program: </text:span><text:span text:style-name="T2">make run</text:span></text:p>
      <text:p text:style-name="P2"><text:span text:style-name="T1">- Aby skompilować projekt i zaraz potem usunąć skomilowane object files: </text:span><text:span text:style-name="T2">make rmo</text:span></text:p>
      <text:p text:style-name="P2"><text:span text:style-name="T1">- Aby usunąć program i object files (przywrócić katalog do stanu sprzed kompilacji): </text:span><text:span text:style-name="T2">make clean</text:span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0:24:05.227642562</meta:creation-date>
    <dc:date>2019-01-30T10:31:21.623637895</dc:date>
    <meta:editing-duration>PT7M18S</meta:editing-duration>
    <meta:editing-cycles>1</meta:editing-cycles>
    <meta:document-statistic meta:table-count="0" meta:image-count="0" meta:object-count="0" meta:page-count="1" meta:paragraph-count="5" meta:word-count="52" meta:character-count="344" meta:non-whitespace-character-count="296"/>
    <meta:generator>LibreOffice/6.0.7.3$Linux_X86_64 LibreOffice_project/00m0$Build-3</meta:generator>
  </office:meta>
</office:document-meta>
</file>